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1F0000001F9010023C55795DA9.png" manifest:media-type="image/png"/>
  <manifest:file-entry manifest:full-path="Pictures/100000010000001F0000001F97BF14E76A041343.png" manifest:media-type="image/png"/>
  <manifest:file-entry manifest:full-path="Pictures/100000010000001F0000001F121F89EDB249BA9E.png" manifest:media-type="image/png"/>
  <manifest:file-entry manifest:full-path="Pictures/10000001000000210000001FD174B57119970E26.png" manifest:media-type="image/png"/>
  <manifest:file-entry manifest:full-path="Pictures/100000010000002100000015A20C053178B78D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Frame_20_contents">
      <style:text-properties fo:color="#000000" loext:opacity="100%"/>
    </style:style>
    <style:style style:name="P2" style:family="paragraph" style:parent-style-name="Frame_20_contents">
      <style:paragraph-properties fo:text-align="center" style:justify-single-word="false"/>
      <style:text-properties fo:color="#000000" loext:opacity="100%"/>
    </style:style>
    <style:style style:name="P3" style:family="paragraph" style:parent-style-name="Frame_20_contents">
      <style:paragraph-properties fo:margin-top="0in" fo:margin-bottom="0in" style:contextual-spacing="false" fo:text-align="center" style:justify-single-word="false"/>
      <style:text-properties fo:color="#000000" loext:opacity="100%" style:font-name="Radian" fo:font-size="45pt" fo:font-weight="bold" style:font-size-asian="45pt" style:font-weight-asian="bold" style:font-size-complex="45pt" style:font-weight-complex="bold"/>
    </style:style>
    <style:style style:name="P4" style:family="paragraph" style:parent-style-name="List_20_Paragraph">
      <style:paragraph-properties fo:margin-top="0in" fo:margin-bottom="0.0555in" style:contextual-spacing="true" fo:line-height="100%"/>
      <style:text-properties style:font-name="Radian" fo:font-size="12pt" style:font-size-asian="12pt" style:font-size-complex="12pt"/>
    </style:style>
    <style:style style:name="P5" style:family="paragraph" style:parent-style-name="Standard">
      <style:paragraph-properties fo:margin-top="0in" fo:margin-bottom="0in" style:contextual-spacing="false" fo:line-height="115%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6" style:family="paragraph" style:parent-style-name="Standard">
      <style:paragraph-properties fo:margin-top="0in" fo:margin-bottom="0.0693in" style:contextual-spacing="false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7" style:family="paragraph" style:parent-style-name="Standard">
      <style:paragraph-properties fo:margin-top="0in" fo:margin-bottom="0in" style:contextual-spacing="false" fo:line-height="115%"/>
      <style:text-properties style:font-name="Radian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italic" fo:font-weight="250" style:font-size-asian="14pt" style:font-style-asian="italic" style:font-weight-asian="normal" style:font-size-complex="14pt" style:font-style-complex="italic"/>
    </style:style>
    <style:style style:name="P9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0" style:family="paragraph" style:parent-style-name="Standard">
      <style:paragraph-properties fo:margin-top="0in" fo:margin-bottom="0in" style:contextual-spacing="false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1" style:family="paragraph" style:parent-style-name="Frame_20_contents">
      <style:paragraph-properties fo:margin-top="0in" fo:margin-bottom="0.111in" style:contextual-spacing="false" fo:text-align="center" style:justify-single-word="false"/>
    </style:style>
    <style:style style:name="P12" style:family="paragraph" style:parent-style-name="Frame_20_contents">
      <style:paragraph-properties fo:margin-top="0in" fo:margin-bottom="0.028in" style:contextual-spacing="false" fo:text-align="center" style:justify-single-word="false"/>
    </style:style>
    <style:style style:name="P13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350" style:font-weight-asian="normal"/>
    </style:style>
    <style:style style:name="P14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bold" officeooo:paragraph-rsid="00130c6a" style:font-weight-asian="bold" style:font-weight-complex="bold"/>
    </style:style>
    <style:style style:name="P15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officeooo:rsid="000e27cf" officeooo:paragraph-rsid="000e27cf"/>
    </style:style>
    <style:style style:name="P16" style:family="paragraph" style:parent-style-name="Frame_20_contents">
      <style:paragraph-properties fo:margin-top="0in" fo:margin-bottom="0.111in" style:contextual-spacing="false"/>
    </style:style>
    <style:style style:name="P17" style:family="paragraph" style:parent-style-name="Standard">
      <style:paragraph-properties fo:margin-top="0in" fo:margin-bottom="0in" style:contextual-spacing="false"/>
    </style:style>
    <style:style style:name="P18" style:family="paragraph" style:parent-style-name="Standard">
      <style:paragraph-properties fo:margin-top="0in" fo:margin-bottom="0.111in" style:contextual-spacing="false"/>
    </style:style>
    <style:style style:name="P19" style:family="paragraph" style:parent-style-name="Standard">
      <style:paragraph-properties fo:margin-top="0in" fo:margin-bottom="0.111in" style:contextual-spacing="false"/>
      <style:text-properties officeooo:rsid="001b9d67" officeooo:paragraph-rsid="001b9d67"/>
    </style:style>
    <style:style style:name="P20" style:family="paragraph" style:parent-style-name="List_20_Paragraph" style:list-style-name="WWNum1">
      <style:text-properties officeooo:paragraph-rsid="001585fa"/>
    </style:style>
    <style:style style:name="P21" style:family="paragraph" style:parent-style-name="List_20_Paragraph" style:list-style-name="WWNum1">
      <style:text-properties fo:color="#ffffff" loext:opacity="100%" style:font-name="Radian" fo:font-weight="350" officeooo:rsid="001314aa" officeooo:paragraph-rsid="001314aa" style:font-weight-asian="normal"/>
    </style:style>
    <style:style style:name="P22" style:family="paragraph" style:parent-style-name="List_20_Paragraph" style:list-style-name="WWNum1">
      <style:text-properties fo:color="#ffffff" loext:opacity="100%" style:font-name="Radian" fo:font-weight="350" officeooo:rsid="001314aa" officeooo:paragraph-rsid="001585fa" style:font-weight-asian="normal"/>
    </style:style>
    <style:style style:name="P23" style:family="paragraph" style:parent-style-name="List_20_Paragraph" style:list-style-name="WWNum1">
      <style:text-properties fo:color="#ffffff" loext:opacity="100%" style:font-name="Radian" fo:font-style="normal" fo:font-weight="350" style:font-style-asian="normal" style:font-weight-asian="normal"/>
    </style:style>
    <style:style style:name="P24" style:family="paragraph" style:parent-style-name="List_20_Paragraph" style:list-style-name="WWNum1">
      <style:text-properties fo:color="#ffffff" loext:opacity="100%" fo:font-weight="350"/>
    </style:style>
    <style:style style:name="P25" style:family="paragraph" style:parent-style-name="List_20_Paragraph" style:list-style-name="WWNum1">
      <style:text-properties fo:color="#ffffff" loext:opacity="100%" officeooo:paragraph-rsid="000e27cf"/>
    </style:style>
    <style:style style:name="P26" style:family="paragraph" style:parent-style-name="List_20_Paragraph" style:list-style-name="WWNum3">
      <style:paragraph-properties fo:margin-top="0in" fo:margin-bottom="0.0555in" style:contextual-spacing="true" fo:line-height="100%"/>
      <style:text-properties fo:font-weight="350"/>
    </style:style>
    <style:style style:name="P27" style:family="paragraph" style:parent-style-name="List_20_Paragraph" style:list-style-name="WWNum4">
      <style:paragraph-properties fo:margin-top="0in" fo:margin-bottom="0.0555in" style:contextual-spacing="true" fo:line-height="100%"/>
      <style:text-properties fo:font-weight="350"/>
    </style:style>
    <style:style style:name="P28" style:family="paragraph" style:parent-style-name="List_20_Paragraph" style:list-style-name="WWNum2">
      <style:text-properties fo:font-weight="350"/>
    </style:style>
    <style:style style:name="P29" style:family="paragraph" style:parent-style-name="List_20_Paragraph" style:list-style-name="WWNum4">
      <style:paragraph-properties fo:margin-top="0in" fo:margin-bottom="0.0555in" style:contextual-spacing="true" fo:line-height="100%"/>
    </style:style>
    <style:style style:name="P30" style:family="paragraph" style:parent-style-name="List_20_Paragraph" style:list-style-name="WWNum2">
      <style:paragraph-properties fo:margin-top="0in" fo:margin-bottom="0.111in" style:contextual-spacing="true"/>
    </style:style>
    <style:style style:name="P31" style:family="paragraph" style:parent-style-name="List_20_Paragraph" style:list-style-name="WWNum1">
      <style:text-properties officeooo:rsid="001d3e81" officeooo:paragraph-rsid="001d3e81"/>
    </style:style>
    <style:style style:name="P32" style:family="paragraph">
      <loext:graphic-properties draw:fill="none"/>
      <style:paragraph-properties fo:text-align="start"/>
    </style:style>
    <style:style style:name="P33" style:family="paragraph">
      <loext:graphic-properties draw:fill="solid" draw:fill-color="#323232"/>
      <style:paragraph-properties fo:text-align="start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P35" style:family="paragraph">
      <loext:graphic-properties draw:fill="solid" draw:fill-color="#ffffff"/>
      <style:paragraph-properties fo:text-align="start"/>
    </style:style>
    <style:style style:name="P36" style:family="paragraph">
      <loext:graphic-properties draw:fill="solid" draw:fill-color="#ffffff"/>
      <style:paragraph-properties fo:text-align="start"/>
      <style:text-properties fo:font-size="18pt"/>
    </style:style>
    <style:style style:name="P37" style:family="paragraph">
      <loext:graphic-properties draw:fill="solid" draw:fill-color="#323232"/>
      <style:paragraph-properties fo:text-align="start"/>
      <style:text-properties fo:font-size="18pt"/>
    </style:style>
    <style:style style:name="P38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P39" style:family="paragraph">
      <loext:graphic-properties draw:fill="solid" draw:fill-color="#070707"/>
      <style:paragraph-properties fo:text-align="start"/>
      <style:text-properties fo:color="#000000" loext:opacity="100%" loext:color-lum-mod="100%" loext:color-lum-off="0%" fo:font-size="18pt"/>
    </style:style>
    <style:style style:name="T1" style:family="text">
      <style:text-properties fo:color="#000000" loext:opacity="100%" style:font-name="Radian" fo:font-size="16pt" fo:font-weight="350" style:font-size-asian="16pt" style:font-weight-asian="normal" style:font-size-complex="16pt"/>
    </style:style>
    <style:style style:name="T2" style:family="text">
      <style:text-properties fo:color="#000000" loext:opacity="100%" style:font-name="Radian" fo:font-size="16pt" fo:font-weight="350" officeooo:rsid="001865de" style:font-size-asian="16pt" style:font-weight-asian="normal" style:font-size-complex="16pt"/>
    </style:style>
    <style:style style:name="T3" style:family="text">
      <style:text-properties fo:color="#000000" loext:opacity="100%" style:font-name="Radian" fo:font-size="16pt" fo:font-weight="350" officeooo:rsid="001b9f8b" style:font-size-asian="16pt" style:font-weight-asian="normal" style:font-size-complex="16pt"/>
    </style:style>
    <style:style style:name="T4" style:family="text">
      <style:text-properties fo:color="#000000" loext:opacity="100%" style:font-name="Radian" fo:font-size="16pt" fo:font-weight="350" officeooo:rsid="001bf596" style:font-size-asian="16pt" style:font-weight-asian="normal" style:font-size-complex="16pt"/>
    </style:style>
    <style:style style:name="T5" style:family="text">
      <style:text-properties style:font-name="Radian" fo:font-size="12pt" fo:font-style="normal" fo:font-weight="normal" style:font-size-asian="12pt" style:font-style-asian="normal" style:font-weight-asian="normal" style:font-size-complex="12pt"/>
    </style:style>
    <style:style style:name="T6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normal"/>
    </style:style>
    <style:style style:name="T7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bold"/>
    </style:style>
    <style:style style:name="T8" style:family="text">
      <style:text-properties style:font-name="Radian" fo:font-size="12pt" fo:font-style="normal" style:font-size-asian="12pt" style:font-style-asian="normal" style:font-weight-asian="normal" style:font-size-complex="12pt"/>
    </style:style>
    <style:style style:name="T9" style:family="text">
      <style:text-properties style:font-name="Radian" fo:font-size="12pt" fo:font-style="normal" style:font-size-asian="12pt" style:font-style-asian="normal" style:font-weight-asian="normal" style:font-size-complex="12pt" style:font-weight-complex="bold"/>
    </style:style>
    <style:style style:name="T10" style:family="text"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T11" style:family="text">
      <style:text-properties style:font-name="Radian" fo:font-size="12pt" fo:font-style="normal" fo:font-weight="350" style:font-size-asian="12pt" style:font-style-asian="normal" style:font-weight-asian="normal" style:font-size-complex="12pt" style:font-weight-complex="bold"/>
    </style:style>
    <style:style style:name="T12" style:family="text">
      <style:text-properties style:font-name="Radian" fo:font-style="normal" fo:font-weight="normal" style:font-style-asian="normal" style:font-weight-asian="normal" style:font-weight-complex="bold"/>
    </style:style>
    <style:style style:name="T13" style:family="text">
      <style:text-properties style:font-name="Radian" fo:font-style="normal" style:font-style-asian="normal" style:font-weight-asian="normal"/>
    </style:style>
    <style:style style:name="T14" style:family="text">
      <style:text-properties style:font-name="Radian" fo:font-style="normal" fo:font-weight="350" style:font-style-asian="normal" style:font-weight-asian="normal"/>
    </style:style>
    <style:style style:name="T15" style:family="text">
      <style:text-properties fo:color="#ffffff" loext:opacity="100%" style:font-name="Radian"/>
    </style:style>
    <style:style style:name="T16" style:family="text">
      <style:text-properties fo:color="#ffffff" loext:opacity="100%" style:font-name="Radian" fo:font-size="25pt" fo:font-weight="bold" style:font-size-asian="25pt" style:font-weight-asian="bold" style:font-size-complex="25pt" style:font-weight-complex="bold"/>
    </style:style>
    <style:style style:name="T17" style:family="text">
      <style:text-properties fo:color="#ffffff" loext:opacity="100%" style:font-name="Radian" fo:font-style="normal" fo:font-weight="350" style:font-style-asian="normal" style:font-weight-asian="normal"/>
    </style:style>
    <style:style style:name="T18" style:family="text">
      <style:text-properties fo:color="#ffffff" loext:opacity="100%" style:font-name="Radian" fo:font-style="normal" fo:font-weight="bold" style:font-style-asian="normal" style:font-weight-asian="bold" style:font-weight-complex="bold"/>
    </style:style>
    <style:style style:name="T19" style:family="text">
      <style:text-properties fo:color="#ffffff" loext:opacity="100%" style:font-name="Radian" fo:font-style="normal" fo:font-weight="normal" style:font-style-asian="normal" style:font-weight-asian="normal"/>
    </style:style>
    <style:style style:name="T20" style:family="text">
      <style:text-properties fo:color="#ffffff" loext:opacity="100%" style:font-name="Radian" fo:font-weight="350" style:font-weight-asian="normal"/>
    </style:style>
    <style:style style:name="T21" style:family="text">
      <style:text-properties fo:color="#ffffff" loext:opacity="100%" style:font-name="Radian" fo:font-weight="350" officeooo:rsid="001314aa" style:font-weight-asian="normal"/>
    </style:style>
    <style:style style:name="T22" style:family="text">
      <style:text-properties style:font-name="Radian Light" fo:font-size="18pt" style:font-size-asian="18pt" style:font-size-complex="18pt"/>
    </style:style>
    <style:style style:name="T23" style:family="text">
      <style:text-properties officeooo:rsid="00168ad4"/>
    </style:style>
    <style:style style:name="gr1" style:family="graphic" style:parent-style-name="Frame">
      <style:graphic-properties draw:stroke="none" svg:stroke-width="0.0102in" draw:fill="none" loext:fill-use-slide-background="false" draw:textarea-vertical-align="top" draw:auto-grow-height="false" fo:min-height="0.5909in" fo:min-width="1.889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102in" draw:fill="none" loext:fill-use-slide-background="false" draw:textarea-vertical-align="top" draw:auto-grow-height="false" fo:min-height="0.5953in" fo:min-width="2.1382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02in" draw:fill="none" loext:fill-use-slide-background="false" draw:textarea-vertical-align="top" draw:auto-grow-height="false" fo:min-height="0.5209in" fo:min-width="1.4098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7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2217in" fo:padding-top="0in" fo:padding-bottom="0in" fo:padding-left="0in" fo:padding-right="0in" fo:wrap-option="wrap" style:run-through="foreground"/>
    </style:style>
    <style:style style:name="gr8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1764in" fo:padding-top="0in" fo:padding-bottom="0in" fo:padding-left="0in" fo:padding-right="0in" fo:wrap-option="wrap" style:run-through="foreground"/>
    </style:style>
    <style:style style:name="gr9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.0075in" fo:min-width="1.1827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008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.0102in" draw:fill="none" loext:fill-use-slide-background="false" draw:textarea-vertical-align="top" draw:auto-grow-height="false" fo:min-height="1.1299in" fo:min-width="2.272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 style:parent-style-name="Frame">
      <style:graphic-properties draw:stroke="none" svg:stroke-width="0.0102in" draw:fill="none" loext:fill-use-slide-background="false" draw:textarea-vertical-align="top" draw:auto-grow-height="false" fo:min-height="1.6283in" fo:min-width="2.5945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svg:stroke-width="0.0071in" svg:stroke-color="#000000" draw:stroke-linejoin="miter" svg:stroke-linecap="butt" draw:fill="solid" draw:fill-color="#ffffff" draw:textarea-vertical-align="top" draw:auto-grow-height="false" fo:min-height="1.7134in" fo:min-width="9.0618in" fo:padding-top="0.0492in" fo:padding-bottom="0.0492in" fo:padding-left="0.0984in" fo:padding-right="0.0984in" fo:wrap-option="wrap" fo:margin-left="0.0035in" fo:margin-right="0.0035in" fo:margin-top="0.0043in" fo:margin-bottom="0.002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in" fo:min-width="2.3028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 style:parent-style-name="Frame">
      <style:graphic-properties draw:stroke="none" svg:stroke-width="0.0102in" draw:fill="none" loext:fill-use-slide-background="false" draw:textarea-vertical-align="top" draw:auto-grow-height="false" fo:min-height="0.4228in" fo:min-width="2.6591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 style:parent-style-name="Frame">
      <style:graphic-properties draw:stroke="none" svg:stroke-width="0.0102in" draw:fill="none" loext:fill-use-slide-background="false" draw:textarea-vertical-align="top" draw:auto-grow-height="false" fo:min-height="1.1425in" fo:min-width="6.4043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18" style:family="graphic" style:parent-style-name="Frame">
      <style:graphic-properties draw:stroke="none" svg:stroke-width="0.0102in" draw:fill="none" loext:fill-use-slide-background="false" draw:textarea-vertical-align="top" draw:auto-grow-height="false" fo:min-height="1.0362in" fo:min-width="2.5299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fo:margin-left="0in" fo:margin-right="0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tyle:run-through="foreground"/>
    </style:style>
    <style:style style:name="gr21" style:family="graphic" style:parent-style-name="Frame">
      <style:graphic-properties draw:stroke="none" svg:stroke-width="0.0102in" draw:fill="none" loext:fill-use-slide-background="false" draw:textarea-vertical-align="top" draw:auto-grow-height="false" fo:min-height="0.4543in" fo:min-width="2.0291in" fo:padding-top="0in" fo:padding-bottom="0in" fo:padding-left="0in" fo:padding-right="0in" fo:wrap-option="wrap" style:run-through="foreground"/>
    </style:style>
    <style:style style:name="gr22" style:family="graphic" style:parent-style-name="Frame">
      <style:graphic-properties draw:stroke="none" svg:stroke-width="0.0102in" draw:fill="solid" draw:fill-color="#ffffff" draw:textarea-vertical-align="top" draw:auto-grow-height="false" fo:min-height="6.2783in" fo:min-width="4.6819in" fo:padding-top="0in" fo:padding-bottom="0in" fo:padding-left="0in" fo:padding-right="0in" fo:wrap-option="wrap" style:run-through="foreground"/>
    </style:style>
    <style:style style:name="gr23" style:family="graphic" style:parent-style-name="Frame">
      <style:graphic-properties draw:stroke="none" svg:stroke-width="0.0102in" draw:fill="solid" draw:fill-color="#ffffff" draw:textarea-vertical-align="top" draw:auto-grow-height="false" fo:min-height="0.4535in" fo:min-width="1.4965in" fo:padding-top="0in" fo:padding-bottom="0in" fo:padding-left="0in" fo:padding-right="0in" fo:wrap-option="wrap" style:run-through="foreground"/>
    </style:style>
    <style:style style:name="gr24" style:family="graphic" style:parent-style-name="Frame">
      <style:graphic-properties draw:stroke="none" svg:stroke-width="0.0102in" draw:fill="solid" draw:fill-color="#ffffff" draw:textarea-vertical-align="top" draw:auto-grow-height="false" fo:min-height="4.9244in" fo:min-width="4.5091in" fo:padding-top="0in" fo:padding-bottom="0in" fo:padding-left="0in" fo:padding-right="0in" fo:wrap-option="wrap" style:run-through="foreground"/>
    </style:style>
    <style:style style:name="gr25" style:family="graphic" style:parent-style-name="Frame">
      <style:graphic-properties draw:stroke="solid" svg:stroke-width="0.0138in" svg:stroke-color="#000000" draw:stroke-linejoin="miter" svg:stroke-linecap="butt" draw:fill="solid" draw:fill-color="#070707" draw:textarea-vertical-align="middle" draw:auto-grow-height="false" fo:min-height="12.1236in" fo:min-width="3.1799in" fo:padding-top="0.05in" fo:padding-bottom="0.05in" fo:padding-left="0.1in" fo:padding-right="0.1in" fo:wrap-option="wrap" fo:margin-left="0.0071in" fo:margin-right="0.0071in" fo:margin-top="0.0075in" fo:margin-bottom="0.0063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6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in" fo:min-width="0.9874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char" draw:z-index="2" draw:name="Rectangle 2" draw:style-name="gr25" draw:text-style-name="P39" svg:width="3.3795in" svg:height="12.2232in" svg:x="-0.0091in" svg:y="-1.7236in"><text:p text:style-name="P1"/><text:p text:style-name="P2"/><text:p text:style-name="P11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Text Box 2" draw:style-name="gr17" draw:text-style-name="P38" svg:width="6.6039in" svg:height="1.2421in" svg:x="0in" svg:y="-0.2071in"><text:p text:style-name="P3">WESTON <text:s/>P. GREENE</text:p><text:p text:style-name="P12"><text:span text:style-name="T4">Software</text:span><text:span text:style-name="T1"> Engineer | <text:s/>Raleigh, N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" draw:name="Rectangle 224" draw:style-name="gr14" draw:text-style-name="P36" svg:width="9.2587in" svg:height="1.8114in" svg:x="-1.1898in" svg:y="-0.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><draw:custom-shape text:anchor-type="char" draw:z-index="10" draw:name="Shape4" draw:style-name="gr13" draw:text-style-name="P32" svg:width="2.5941in" svg:height="1.628in" svg:x="-0.6311in" svg:y="5.4555in"><text:list xml:id="list1517613066" text:style-name="WWNum1"><text:list-item><text:p text:style-name="P21">{{L1}}</text:p></text:list-item><text:list-item><text:p text:style-name="P21">{{L2}}</text:p></text:list-item><text:list-item><text:p text:style-name="P21">{{L3}}</text:p></text:list-item><text:list-item><text:p text:style-name="P21">{{L4}}</text:p></text:list-item><text:list-item><text:p text:style-name="P21">{{L5}}</text:p></text:list-item><text:list-item><text:p text:style-name="P22">{{L6}}</text:p></text:list-item><text:list-item><text:p text:style-name="P20"><text:span text:style-name="T21">{{L7}}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" draw:name="Shape5" draw:style-name="gr4" draw:text-style-name="P33" svg:width="2.4996in" svg:height="0.0071in" svg:x="-0.6201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2" draw:name="Shape6" draw:style-name="gr9" draw:text-style-name="P35" svg:width="1.1823in" svg:height="0.0071in" svg:x="-0.6193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char" draw:z-index="13" draw:name="Picture 208" draw:style-name="gr12" draw:text-style-name="P34" svg:width="0.1476in" svg:height="0.0941in" svg:x="-0.6138in" svg:y="3.5598in"><draw:image xlink:href="Pictures/100000010000002100000015A20C053178B78D0E.png" xlink:type="simple" xlink:show="embed" xlink:actuate="onLoad" draw:mime-type="image/png"><text:p/></draw:image><svg:desc>Icon

Description automatically generated</svg:desc></draw:frame><draw:custom-shape text:anchor-type="char" draw:z-index="14" draw:name="Shape8" draw:style-name="gr11" draw:text-style-name="P32" svg:width="2.2717in" svg:height="1.1295in" svg:x="-0.3772in" svg:y="3.4374in"><text:p text:style-name="P14">North Carolina State</text:p><text:p text:style-name="P14">University</text:p><text:p text:style-name="P13">Raleigh, NC</text:p><text:p text:style-name="P13">Bachelor of Computer Science</text:p><text:p text:style-name="P17"><text:span text:style-name="T20">Aug 202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5" draw:name="Shape9" draw:style-name="gr10" draw:text-style-name="P33" svg:width="2.5004in" svg:height="0.0071in" svg:x="-0.6256in" svg:y="3.3043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6" draw:name="Shape10" draw:style-name="gr9" draw:text-style-name="P35" svg:width="1.1823in" svg:height="0.0071in" svg:x="-0.6138in" svg:y="3.30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7" draw:name="Shape11" draw:style-name="gr9" draw:text-style-name="P35" svg:width="1.1823in" svg:height="0.0071in" svg:x="-0.6138in" svg:y="0.9146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18" draw:name="Shape12" draw:style-name="gr5"><draw:frame draw:name="Picture 12" draw:style-name="gr6" draw:text-style-name="P34" svg:width="0.1476in" svg:height="0.1406in" svg:x="-0.628in" svg:y="1.1437in"><draw:image xlink:href="Pictures/10000001000000210000001FD174B57119970E26.png" xlink:type="simple" xlink:show="embed" xlink:actuate="onLoad" draw:mime-type="image/png"><text:p/></draw:image><svg:desc>Logo, icon

Description automatically generated</svg:desc></draw:frame><draw:custom-shape draw:style-name="gr8" draw:text-style-name="P32" svg:width="2.176in" svg:height="0.2976in" svg:x="-0.2217in" svg:y="1.0811in"><text:p text:style-name="P18"><text:span text:style-name="T15">linkedin.com/in/wpgreen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0" draw:name="Shape13" draw:style-name="gr5"><draw:frame draw:name="Picture 16" draw:style-name="gr6" draw:text-style-name="P34" svg:width="0.1406in" svg:height="0.1406in" svg:x="-0.628in" svg:y="1.4571in"><draw:image xlink:href="Pictures/100000010000001F0000001F121F89EDB249BA9E.png" xlink:type="simple" xlink:show="embed" xlink:actuate="onLoad" draw:mime-type="image/png"><text:p/></draw:image></draw:frame><draw:custom-shape draw:style-name="gr7" draw:text-style-name="P32" svg:width="2.2213in" svg:height="0.2976in" svg:x="-0.2252in" svg:y="1.3945in"><text:p text:style-name="P18"><text:span text:style-name="T15">github.com/RunItBack1127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3" draw:name="Shape14" draw:style-name="gr5"><draw:frame draw:name="Picture 19" draw:style-name="gr6" draw:text-style-name="P34" svg:width="0.1406in" svg:height="0.1406in" svg:x="-0.628in" svg:y="1.772in"><draw:image xlink:href="Pictures/100000010000001F0000001F97BF14E76A041343.png" xlink:type="simple" xlink:show="embed" xlink:actuate="onLoad" draw:mime-type="image/png"><text:p/></draw:image></draw:frame><draw:custom-shape draw:style-name="gr7" draw:text-style-name="P32" svg:width="2.2213in" svg:height="0.2976in" svg:x="-0.2252in" svg:y="1.7075in"><text:p text:style-name="P18"><text:span text:style-name="T15">westonpgreene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19" draw:name="Shape15" draw:style-name="gr5"><draw:frame draw:name="Picture 22" draw:style-name="gr6" draw:text-style-name="P34" svg:width="0.1406in" svg:height="0.1406in" svg:x="-0.628in" svg:y="2.0764in"><draw:image xlink:href="Pictures/100000010000001F0000001F9010023C55795DA9.png" xlink:type="simple" xlink:show="embed" xlink:actuate="onLoad" draw:mime-type="image/png"><text:p/></draw:image></draw:frame><draw:custom-shape draw:style-name="gr7" draw:text-style-name="P32" svg:width="2.2213in" svg:height="0.2976in" svg:x="-0.2252in" svg:y="2.0118in"><text:p text:style-name="P19"><text:span text:style-name="T15">westonpgreene@gmail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5"><draw:custom-shape text:anchor-type="char" draw:z-index="21" draw:name="Shape1" draw:style-name="gr3" draw:text-style-name="P32" svg:width="1.4094in" svg:height="0.5205in" svg:x="-0.639in" svg:y="4.4181in"><text:p text:style-name="P18"><text:span text:style-name="T16">SKILL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2" draw:name="Shape3" draw:style-name="gr2" draw:text-style-name="P32" svg:width="2.1378in" svg:height="0.5949in" svg:x="-0.6256in" svg:y="2.3972in"><text:p text:style-name="P18"><text:span text:style-name="T16">EDUCA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3" draw:name="Shape2" draw:style-name="gr1" draw:text-style-name="P32" svg:width="1.8886in" svg:height="0.5906in" svg:x="-0.6409in" svg:y="0.011in"><text:p text:style-name="P18"><text:span text:style-name="T16">CONTAC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0" draw:name="Shape16" draw:style-name="gr4" draw:text-style-name="P33" svg:width="2.4996in" svg:height="0.0071in" svg:x="-0.6409in" svg:y="0.60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Text Box 2" draw:style-name="gr16" draw:text-style-name="P38" svg:width="2.8587in" svg:height="0.5224in" svg:x="-0.761in" svg:y="6.8264in"><text:p text:style-name="P16"><text:span text:style-name="T16">COMPETENCI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Rectangle 3" draw:style-name="gr15" draw:text-style-name="P37" svg:width="2.4996in" svg:height="0.0094in" svg:x="-0.648in" svg:y="7.3909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Rectangle 7" draw:style-name="gr26" draw:text-style-name="P36" svg:width="1.1843in" svg:height="0.0098in" svg:x="-0.6398in" svg:y="7.402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Text Box 2" draw:style-name="gr18" draw:text-style-name="P38" svg:width="2.7295in" svg:height="1.1358in" svg:x="-0.7252in" svg:y="7.5425in"><text:list xml:id="list1517613066" text:style-name="WWNum1"><text:list-item><text:p text:style-name="P23">REST API Development</text:p></text:list-item><text:list-item><text:p text:style-name="P24"><text:span text:style-name="T13">Cloud Infrastructure (</text:span><text:span text:style-name="T12">AWS</text:span><text:span text:style-name="T13">)</text:span></text:p></text:list-item><text:list-item><text:p text:style-name="P24"><text:span text:style-name="T13">Containerization (</text:span><text:span text:style-name="T12">Docker</text:span><text:span text:style-name="T13">)</text:span></text:p></text:list-item><text:list-item><text:p text:style-name="P25"><text:span text:style-name="T14">Version Control (</text:span><text:span text:style-name="T12">Git</text:span><text:span text:style-name="T14">)</text:span></text:p></text:list-item><text:list-item><text:p text:style-name="P31"><text:span text:style-name="T17">Databases (</text:span><text:span text:style-name="T19">PostgreSQL</text:span><text:span text:style-name="T17">)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4" draw:name="Group 222" draw:style-name="gr19"><draw:g draw:style-name="gr20"><draw:custom-shape draw:style-name="gr21" draw:text-style-name="P32" svg:width="2.0287in" svg:height="0.4539in" svg:x="2.5925in" svg:y="0.0417in"><text:p text:style-name="P18"><text:span text:style-name="T22">EXPERIEN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2" draw:text-style-name="P35" svg:width="4.6815in" svg:height="6.278in" svg:x="2.6043in" svg:y="0.45in"><text:p text:style-name="P7">Software Engineer Intern, DevEx Platform</text:p><text:p text:style-name="P8">SailPoint Technologies, Inc.</text:p><text:p text:style-name="P5">June 2022 – current</text:p><text:list text:style-name="WWNum3"><text:list-item><text:p text:style-name="P26"><text:span text:style-name="T8">Collaborated within a large, agile team to </text:span><text:span text:style-name="T6">develop</text:span><text:span text:style-name="T8"> and </text:span><text:span text:style-name="T7">showcase</text:span><text:span text:style-name="T8"> the end-to-end functionality of a developer-first microservice dashboard built using </text:span><text:span text:style-name="T7">React</text:span><text:span text:style-name="T9"> </text:span><text:span text:style-name="T8">and </text:span><text:span text:style-name="T7">Typescript</text:span></text:p></text:list-item><text:list-item><text:p text:style-name="P26"><text:span text:style-name="T8">Streamlined and improved upon the functionality of several large internal microservices through extensive use of </text:span><text:span text:style-name="T7">Java</text:span></text:p></text:list-item><text:list-item><text:p text:style-name="P26"><text:span text:style-name="T8">Migrated and expanded the infrastructure of several large apps and services to a cloud-native stack using </text:span><text:span text:style-name="T7">AWS</text:span><text:span text:style-name="T9"> </text:span><text:span text:style-name="T8">services such as</text:span><text:span text:style-name="T9"> </text:span><text:span text:style-name="T7">DynamoDB</text:span><text:span text:style-name="T8">,</text:span><text:span text:style-name="T9"> </text:span><text:span text:style-name="T7">RDS</text:span><text:span text:style-name="T8">, and </text:span><text:span text:style-name="T7">ECS</text:span></text:p></text:list-item><text:list-item><text:p text:style-name="P26"><text:span text:style-name="T8">Worked diligently within the </text:span><text:span text:style-name="T5">Software Development Life Cycle (SDLC)</text:span><text:span text:style-name="T8"> and communicated technical details and documentation across several platforms using </text:span><text:span text:style-name="T7">Jira</text:span><text:span text:style-name="T9"> </text:span><text:span text:style-name="T8">and </text:span><text:span text:style-name="T7">Confluence</text:span></text:p></text:list-item></text:list><text:p text:style-name="P4"/><text:p text:style-name="P9">Lead Web Developer</text:p><text:p text:style-name="P8">EcoPRT @ NC State</text:p><text:p text:style-name="P5">May 2021 – <text:span text:style-name="T23">current</text:span></text:p><text:list text:style-name="WWNum4"><text:list-item><text:p text:style-name="P27"><text:span text:style-name="T8">Assumed responsibility for implementing the main website redesign for the EcoPRT at NC State laboratory, built using </text:span><text:span text:style-name="T7">Vue</text:span></text:p></text:list-item><text:list-item><text:p text:style-name="P29"><text:span text:style-name="T10">Oversaw creation and incentivizing adoption of a 3D model dashboard used for visualizing changes to the vehicle, built using </text:span><text:span text:style-name="T7">Vue</text:span><text:span text:style-name="T11">, </text:span><text:span text:style-name="T7">Flask</text:span><text:span text:style-name="T11">, </text:span><text:span text:style-name="T10">and </text:span><text:span text:style-name="T7">Three.j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20"><draw:custom-shape draw:style-name="gr23" draw:text-style-name="P35" svg:width="1.4961in" svg:height="0.4531in" svg:x="2.5925in" svg:y="6.5425in"><text:p text:style-name="P18"><text:span text:style-name="T22">PROJECT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4" draw:text-style-name="P35" svg:width="4.5087in" svg:height="4.924in" svg:x="2.5925in" svg:y="6.9681in"><text:p text:style-name="P10">EcoPRT Website Redesign</text:p><text:p text:style-name="P6">December 2021 – current</text:p><text:list text:style-name="WWNum2"><text:list-item><text:p text:style-name="P28"><text:span text:style-name="T8">Transitioned from the previous WordPress domain to a fully featured custom web application built using </text:span><text:span text:style-name="T7">Vue</text:span><text:span text:style-name="T9"> </text:span><text:span text:style-name="T8">and </text:span><text:span text:style-name="T7">Node.js</text:span></text:p></text:list-item><text:list-item><text:p text:style-name="P30"><text:span text:style-name="T10">Containerized the web app for deployment and production build pipeline using </text:span><text:span text:style-name="T7">Docker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 Unicode MS" style:font-family-complex="'Arial Unicode MS'" style:font-family-generic-complex="system" style:font-pitch-complex="variabl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No_20_Spacing_20_Char" style:display-name="No Spacing Ch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ne_20_numbering" style:display-name="Line numbering" style:family="text"/>
    <style:style style:name="ListLabel_20_1" style:display-name="ListLabel 1" style:family="text">
      <style:text-properties fo:color="#ffffff" loext:opacity="100%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9:52:00</meta:creation-date>
    <meta:initial-creator>Weston Greene</meta:initial-creator>
    <dc:language>en-US</dc:language>
    <meta:print-date>2022-08-17T09:48:00</meta:print-date>
    <dc:date>2022-09-19T16:54:07.102000389</dc:date>
    <meta:editing-cycles>28</meta:editing-cycles>
    <dc:title>WESTON P. GREENE</dc:title>
    <meta:editing-duration>PT1H1M24S</meta:editing-duration>
    <meta:generator>LibreOffice/7.4.0.3$MacOSX_AARCH64 LibreOffice_project/f85e47c08ddd19c015c0114a68350214f7066f5a</meta:generator>
    <meta:document-statistic meta:table-count="0" meta:image-count="0" meta:object-count="0" meta:page-count="1" meta:paragraph-count="46" meta:word-count="254" meta:character-count="1705" meta:non-whitespace-character-count="1512"/>
    <meta:user-defined meta:name="AppVersion">15.0000</meta:user-defined>
    <meta:template xlink:type="simple" xlink:actuate="onRequest" xlink:title="Normal" xlink:href=""/>
  </office:meta>
</office:document-meta>
</file>